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Výchozí">
        <draw:frame draw:style-name="gr1" draw:layer="layout" svg:width="14.504cm" svg:height="10.937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12.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9T12:00:35</meta:creation-date>
    <dc:date>2010-12-09T12:03:00</dc:date>
    <meta:editing-duration>PT00H02M25S</meta:editing-duration>
    <meta:editing-cycles>1</meta:editing-cycles>
    <meta:document-statistic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05cm" svg:height="10.938cm" xlink:href="." chart:class="chart:line" chart:style-name="ch1">
        <chart:legend chart:legend-position="end" svg:x="11.951cm" svg:y="4.812cm" chart:style-name="ch2"/>
        <chart:plot-area chart:style-name="ch3" chart:data-source-has-labels="both" svg:x="0.29cm" svg:y="0.218cm" svg:width="11.372cm" svg:height="10.284cm">
          <chart:axis chart:dimension="x" chart:name="primary-x" chart:style-name="ch4">
            <chart:categories table:cell-range-address="local-table.$B$1:.$G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G$2" chart:label-cell-address="local-table.$A$2" chart:class="chart:line">
            <chart:data-point chart:repeated="6"/>
          </chart:series>
          <chart:series chart:style-name="ch7" chart:values-cell-range-address="local-table.$B$3:.$G$3" chart:label-cell-address="local-table.$A$3" chart:class="chart:line">
            <chart:data-point chart:repeated="6"/>
          </chart:series>
          <chart:series chart:style-name="ch8" chart:values-cell-range-address="local-table.$B$4:.$G$4" chart:label-cell-address="local-table.$A$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24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Infiniband 35</text:p>
              </table:table-cell>
              <table:table-cell office:value-type="float" office:value="1.26758147512865">
                <text:p>1.26758147512865</text:p>
              </table:table-cell>
              <table:table-cell office:value-type="float" office:value="2.50508474576271">
                <text:p>2.50508474576271</text:p>
              </table:table-cell>
              <table:table-cell office:value-type="float" office:value="4.06043956043956">
                <text:p>4.06043956043956</text:p>
              </table:table-cell>
              <table:table-cell office:value-type="float" office:value="5.06164383561644">
                <text:p>5.06164383561644</text:p>
              </table:table-cell>
              <table:table-cell office:value-type="float" office:value="7.24509803921569">
                <text:p>7.24509803921569</text:p>
              </table:table-cell>
              <table:table-cell office:value-type="float" office:value="8.39772727272727">
                <text:p>8.39772727272727</text:p>
              </table:table-cell>
            </table:table-row>
            <table:table-row>
              <table:table-cell office:value-type="string">
                <text:p>Infiniband 40</text:p>
              </table:table-cell>
              <table:table-cell office:value-type="float" office:value="1.44886363636364">
                <text:p>1.44886363636364</text:p>
              </table:table-cell>
              <table:table-cell office:value-type="float" office:value="2.40566037735849">
                <text:p>2.40566037735849</text:p>
              </table:table-cell>
              <table:table-cell office:value-type="float" office:value="3.83458646616541">
                <text:p>3.83458646616541</text:p>
              </table:table-cell>
              <table:table-cell office:value-type="float" office:value="5.69832402234637">
                <text:p>5.69832402234637</text:p>
              </table:table-cell>
              <table:table-cell office:value-type="float" office:value="7.44525547445256">
                <text:p>7.44525547445256</text:p>
              </table:table-cell>
              <table:table-cell office:value-type="float" office:value="8.4297520661157">
                <text:p>8.4297520661157</text:p>
              </table:table-cell>
            </table:table-row>
            <table:table-row>
              <table:table-cell office:value-type="string">
                <text:p>Infiniband 45</text:p>
              </table:table-cell>
              <table:table-cell office:value-type="float" office:value="1.35450819672131">
                <text:p>1.35450819672131</text:p>
              </table:table-cell>
              <table:table-cell office:value-type="float" office:value="2.23310810810811">
                <text:p>2.23310810810811</text:p>
              </table:table-cell>
              <table:table-cell office:value-type="float" office:value="4.00606060606061">
                <text:p>4.00606060606061</text:p>
              </table:table-cell>
              <table:table-cell office:value-type="float" office:value="6.09216589861751">
                <text:p>6.09216589861751</text:p>
              </table:table-cell>
              <table:table-cell office:value-type="float" office:value="7.22404371584699">
                <text:p>7.22404371584699</text:p>
              </table:table-cell>
              <table:table-cell office:value-type="float" office:value="7.73099415204678">
                <text:p>7.73099415204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